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45cm" fo:margin-left="0.792cm" table:align="left" style:writing-mode="lr-tb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4.501cm"/>
    </style:style>
    <style:style style:name="Table1.1" style:family="table-row">
      <style:table-row-properties style:min-row-height="1.14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9.984cm" style:keep-together="true" fo:keep-together="auto"/>
    </style:style>
    <style:style style:name="P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3" style:family="paragraph" style:parent-style-name="Standard">
      <style:paragraph-properties fo:line-height="150%"/>
      <style:text-properties style:font-name="Arial" fo:font-size="14pt" style:font-size-asian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style:font-size-asian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style:font-size-asian="14pt"/>
    </style:style>
    <style:style style:name="P6" style:family="paragraph" style:parent-style-name="Standard">
      <style:paragraph-properties fo:line-height="150%"/>
      <style:text-properties style:font-name="Arial" fo:font-size="14pt" fo:language="en" fo:country="US" style:font-size-asian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2.54cm" fo:margin-right="0cm" fo:line-height="150%" fo:text-indent="0cm" style:auto-text-indent="false"/>
      <style:text-properties style:font-name="Arial" fo:font-size="14pt" style:text-underline-style="solid" style:text-underline-width="auto" style:text-underline-color="font-color" style:font-size-asian="14pt"/>
    </style:style>
    <style:style style:name="P11" style:family="paragraph" style:parent-style-name="Standard">
      <style:paragraph-properties fo:margin-top="1.482cm" fo:margin-bottom="0cm" fo:line-height="150%" fo:text-align="end" style:justify-single-word="false"/>
      <style:text-properties style:font-name="Arial" fo:font-size="14pt" style:font-size-asian="14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6pt" style:font-size-asian="6pt"/>
    </style:style>
    <style:style style:name="P13" style:family="paragraph" style:parent-style-name="Title">
      <style:paragraph-properties fo:line-height="150%" fo:break-before="page"/>
      <style:text-properties fo:font-size="14pt" style:font-size-asian="14pt"/>
    </style:style>
    <style:style style:name="P14" style:family="paragraph" style:parent-style-name="Heading_20_6">
      <style:paragraph-properties fo:margin-left="0.058cm" fo:margin-right="0cm" fo:text-indent="0cm" style:auto-text-indent="false" style:snap-to-layout-grid="false">
        <style:tab-stops>
          <style:tab-stop style:position="0.058cm"/>
        </style:tab-stops>
      </style:paragraph-properties>
    </style:style>
    <style:style style:name="P15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 style:font-size-complex="14pt"/>
    </style:style>
    <style:style style:name="P16" style:family="paragraph" style:parent-style-name="Heading_20_5">
      <style:paragraph-properties fo:margin-left="0cm" fo:margin-right="-0.132cm" fo:text-indent="0cm" style:auto-text-indent="false" style:snap-to-layout-grid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left="1cm" fo:margin-right="0.6cm" fo:text-indent="0cm" style:auto-text-indent="false"/>
    </style:style>
    <style:style style:name="P18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</style:style>
    <style:style style:name="P19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  <style:text-properties fo:font-size="14pt" style:font-size-asian="14pt"/>
    </style:style>
    <style:style style:name="P21" style:family="paragraph" style:parent-style-name="Standard">
      <style:paragraph-properties fo:margin-left="1cm" fo:margin-right="0.6cm" fo:margin-top="0.141cm" fo:margin-bottom="0cm" fo:text-indent="0cm" style:auto-text-indent="false"/>
      <style:text-properties fo:font-size="14pt" style:font-size-asian="14pt"/>
    </style:style>
    <style:style style:name="P22" style:family="paragraph" style:parent-style-name="Heading_20_7">
      <style:paragraph-properties fo:margin-left="1cm" fo:margin-right="0.6cm" fo:margin-top="0.141cm" fo:margin-bottom="0cm" fo:text-indent="0cm" style:auto-text-indent="false" fo:keep-with-next="always">
        <style:tab-stops>
          <style:tab-stop style:position="1cm"/>
        </style:tab-stops>
      </style:paragraph-properties>
    </style:style>
    <style:style style:name="P23" style:family="paragraph" style:parent-style-name="Heading_20_4">
      <style:paragraph-properties fo:margin-left="1cm" fo:margin-right="0.6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fo:margin-left="1cm" fo:margin-right="0.6cm" fo:margin-top="0.635cm" fo:margin-bottom="0cm" fo:text-align="justify" style:justify-single-word="false" fo:text-indent="0cm" style:auto-text-indent="false"/>
    </style:style>
    <style:style style:name="P25" style:family="paragraph" style:parent-style-name="Heading_20_1">
      <style:paragraph-properties>
        <style:tab-stops>
          <style:tab-stop style:position="0cm"/>
        </style:tab-stops>
      </style:paragraph-properties>
      <style:text-properties fo:font-size="14pt" style:font-size-asian="14pt"/>
    </style:style>
    <style:style style:name="P26" style:family="paragraph" style:parent-style-name="Heading_20_1">
      <style:paragraph-properties fo:margin-top="0cm" fo:margin-bottom="0.212cm" fo:line-height="150%">
        <style:tab-stops>
          <style:tab-stop style:position="0cm"/>
        </style:tab-stops>
      </style:paragraph-properties>
      <style:text-properties fo:font-size="14pt" style:font-size-asian="14pt"/>
    </style:style>
    <style:style style:name="P27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8" style:family="paragraph" style:parent-style-name="Heading_20_2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9" style:family="paragraph" style:parent-style-name="Цитата">
      <style:paragraph-properties fo:text-align="justify" style:justify-single-word="false"/>
    </style:style>
    <style:style style:name="P30" style:family="paragraph" style:parent-style-name="Heading_20_4">
      <style:paragraph-properties fo:margin-top="0cm" fo:margin-bottom="0cm" fo:line-height="100%" style:snap-to-layout-grid="false">
        <style:tab-stops>
          <style:tab-stop style:position="0cm"/>
        </style:tab-stops>
      </style:paragraph-properties>
      <style:text-properties style:font-name="Times New Roman"/>
    </style:style>
    <style:style style:name="P31" style:family="paragraph" style:parent-style-name="Heading_20_3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32" style:family="paragraph" style:parent-style-name="Heading_20_3">
      <style:paragraph-properties fo:margin-top="0cm" fo:margin-bottom="0cm">
        <style:tab-stops>
          <style:tab-stop style:position="0cm"/>
        </style:tab-stops>
      </style:paragraph-properties>
    </style:style>
    <style:style style:name="P33" style:family="paragraph" style:parent-style-name="Heading_20_3">
      <style:paragraph-properties fo:margin-top="0.635cm" fo:margin-bottom="0cm">
        <style:tab-stops>
          <style:tab-stop style:position="0cm"/>
        </style:tab-stops>
      </style:paragraph-properties>
    </style:style>
    <style:style style:name="P34" style:family="paragraph" style:parent-style-name="Цитата">
      <style:paragraph-properties fo:margin-top="1.905cm" fo:margin-bottom="0cm" fo:text-align="justify" style:justify-single-word="false"/>
    </style:style>
    <style:style style:name="P35" style:family="paragraph" style:parent-style-name="Standard">
      <style:paragraph-properties fo:margin-left="0cm" fo:margin-right="0cm" fo:text-indent="0cm" style:auto-text-indent="false"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P37" style:family="paragraph" style:parent-style-name="Title" style:master-page-name="Standard">
      <style:paragraph-properties fo:line-height="150%" style:page-number="auto"/>
      <style:text-properties fo:font-size="14pt" style:font-size-asian="14pt"/>
    </style:style>
    <style:style style:name="P38" style:family="paragraph" style:parent-style-name="Standard" style:list-style-name="L1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language="en" fo:country="US" style:text-underline-style="solid" style:text-underline-width="auto" style:text-underline-color="font-color" style:font-size-asian="14pt"/>
    </style:style>
    <style:style style:name="T5" style:family="text">
      <style:text-properties style:font-name="Arial" fo:font-size="14pt" fo:language="en" fo:country="US" style:font-size-asian="14pt"/>
    </style:style>
    <style:style style:name="T6" style:family="text">
      <style:text-properties style:font-name="Arial" fo:font-size="14pt" fo:language="en" fo:country="US" fo:font-style="normal" fo:font-weight="normal" style:font-size-asian="14pt" style:language-asian="en" style:country-asian="US" style:font-style-asian="normal" style:font-weight-asian="normal" style:font-name-complex="Arial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Санкт-Петербургский Государственный</text:p>
      <text:h text:style-name="P26" text:outline-level="1">Электротехнический Университет</text:h>
      <text:h text:style-name="P28" text:outline-level="2">Факультет компьютерных технологий и информатики</text:h>
      <text:p text:style-name="Standard"/>
      <text:p text:style-name="Standard"/>
      <text:p text:style-name="Standard"/>
      <text:p text:style-name="Standard"/>
      <text:p text:style-name="Standard"/>
      <text:h text:style-name="P31" text:outline-level="3">Отчет о проделанной</text:h>
      <text:p text:style-name="Standard"/>
      <text:h text:style-name="P25" text:outline-level="1">НАУЧНО-ИССЛЕДОВАТЕЛЬСКОЙ ПРАКТИКЕ СТУДЕНТА</text:h>
      <text:p text:style-name="Standard"/>
      <text:p text:style-name="P2">в <text:s text:c="3"/>семестре</text:p>
      <text:p text:style-name="P2">(магистерская подготовка)</text:p>
      <text:p text:style-name="P4"/>
      <text:p text:style-name="P4"/>
      <text:p text:style-name="P9"><text:span text:style-name="T3">Тема НИП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10"/>
      <text:p text:style-name="P3">Направление: <text:s/>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7"/>
      <text:p text:style-name="P3">Научный руководитель студента: 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4"/>
      <text:p text:style-name="P4"/>
      <text:p text:style-name="P4"/>
      <text:h text:style-name="P32" text:outline-level="3">Санкт-Петербург</text:h>
      <text:p text:style-name="P4">- 2008 -</text:p>
      <text:p text:style-name="P13">Санкт-Петербургский Государственный</text:p>
      <text:h text:style-name="P26" text:outline-level="1">Электротехнический Университет</text:h>
      <text:h text:style-name="P27" text:outline-level="2">Факультет Компьютерных Технологий и Информатики</text:h>
      <text:p text:style-name="P11">«Утверждаю»</text:p>
      <text:p text:style-name="P5">Руководитель НМС</text:p>
      <text:p text:style-name="P5">по направлению «__________________________________»</text:p>
      <text:p text:style-name="P8"><text:span text:style-name="T3">« </text:span><text:span text:style-name="T5"><text:s text:c="2"/></text:span><text:span text:style-name="T3"><text:s/>» __________</text:span><text:span text:style-name="T5"> </text:span><text:span text:style-name="T3">200_ г.</text:span></text:p>
      <text:h text:style-name="P33" text:outline-level="3">ИНДИВИДУАЛЬНЫЙ ПЛАН</text:h>
      <text:p text:style-name="P4">НАУЧНО-ИССЛЕДОВАТЕЛЬСКОЙ ПРАКТИКИ СТУДЕНТА</text:p>
      <text:p text:style-name="P4">(магистерская подготовка)</text:p>
      <text:p text:style-name="P4"/>
      <text:p text:style-name="P9"><text:span text:style-name="T3">Тема НИП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6"/>
      <text:p text:style-name="P6"/>
      <text:p text:style-name="P3">Направление: 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3"/>
      <text:p text:style-name="P3">Научный руководитель студента: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3"/>
      <text:h text:style-name="P32" text:outline-level="3">Санкт-Петербург</text:h>
      <text:p text:style-name="P2">- 2008 -</text:p>
      <text:p text:style-name="P12"/>
      <text:h text:style-name="P23" text:outline-level="4">Семестр 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h text:style-name="P14" text:outline-level="6">Вид работы</text:h>
          </table:table-cell>
          <table:table-cell table:style-name="Table1.A1" office:value-type="string">
            <text:h text:style-name="P16" text:outline-level="5">Форма отчетности</text:h>
          </table:table-cell>
          <table:table-cell table:style-name="Table1.C1" office:value-type="string">
            <text:h text:style-name="P30" text:outline-level="4">Отметка о выполнении</text:h>
          </table:table-cell>
        </table:table-row>
        <table:table-row table:style-name="Table1.2">
          <table:table-cell table:style-name="Table1.A1" office:value-type="string">
            <text:p text:style-name="P35"/>
            <text:list text:style-name="L1">
              <text:list-item>
                <text:p text:style-name="P38">Разработка концепции тестирования</text:p>
                <text:p text:style-name="P38"/>
              </text:list-item>
              <text:list-item>
                <text:p text:style-name="P38">Выбор инструментов тестирования (технологии, приложения)</text:p>
              </text:list-item>
            </text:list>
            <text:p text:style-name="P36"/>
            <text:list text:style-name="L1" text:continue-numbering="true">
              <text:list-item>
                <text:p text:style-name="P38">Написание прототипа для оценки работы с основными элементами интерфейса</text:p>
              </text:list-item>
            </text:list>
            <text:p text:style-name="P36"/>
            <text:list text:style-name="L1" text:continue-numbering="true">
              <text:list-item>
                <text:p text:style-name="P38">Реализация приложения на основе выбранной технологии</text:p>
              </text:list-item>
            </text:list>
          </table:table-cell>
          <table:table-cell table:style-name="Table1.A1" office:value-type="string">
            <text:p text:style-name="P15"/>
            <text:p text:style-name="P15">внутренний отчёт</text:p>
            <text:p text:style-name="P15"/>
            <text:p text:style-name="P15"/>
            <text:p text:style-name="P15">внутренний отчёт</text:p>
            <text:p text:style-name="P15"/>
            <text:p text:style-name="P15"/>
            <text:p text:style-name="P15"/>
            <text:p text:style-name="P15"/>
            <text:p text:style-name="P15">внутренний отчёт, прототип</text:p>
            <text:p text:style-name="P15"/>
            <text:p text:style-name="P15"/>
            <text:p text:style-name="P15"/>
            <text:p text:style-name="P15"/>
            <text:p text:style-name="P15">внутренний отчёт, созданное приложение</text:p>
          </table:table-cell>
          <table:table-cell table:style-name="Table1.C1" office:value-type="string">
            <text:p text:style-name="P1"/>
          </table:table-cell>
        </table:table-row>
      </table:table>
      <text:p text:style-name="P24"><text:span text:style-name="T1">Итоговая форма отчетности за семестр: </text:span><text:span text:style-name="T1">публичный отчет о проделанной работе.</text:span></text:p>
      <text:p text:style-name="P34">Замечания научного руководителя студента о выполнении индивидуального плана и оценка проделанной работы:</text:p>
      <text:p text:style-name="P29"/>
      <text:p text:style-name="P29">Индивидуальный план выполнен Свириденко Станиславом Владимировичем в полном объеме и в заданные сроки. Проделанная работа заслуживает оценки «отлично».</text:p>
      <text:p text:style-name="P29"/>
      <text:p text:style-name="P29"/>
      <text:p text:style-name="P17"><text:span text:style-name="T1">Студент: <text:s/></text:span><text:span text:style-name="T6">Свириденко Станислав Владимирович</text:span></text:p>
      <text:p text:style-name="P18"><text:span text:style-name="T2"><text:tab/></text:span><text:span text:style-name="T1">(</text:span><text:span text:style-name="T2"><text:tab/></text:span><text:span text:style-name="T1">)</text:span></text:p>
      <text:h text:style-name="P22" text:outline-level="7">Научный руководитель студента:</text:h>
      <text:p text:style-name="P20">Холод И.И.</text:p>
      <text:p text:style-name="P18"><text:span text:style-name="T2"><text:tab/></text:span><text:span text:style-name="T1">(</text:span><text:span text:style-name="T2"><text:tab/></text:span><text:span text:style-name="T1">)</text:span></text:p>
      <text:p text:style-name="P21">Научный руководитель специализации</text:p>
      <text:p text:style-name="P19">Лисс А.Р.</text:p>
      <text:p text:style-name="P18"><text:span text:style-name="T2"><text:tab/></text:span><text:span text:style-name="T1">(</text:span><text:span text:style-name="T2"><text:tab/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3.598cm" fo:margin-bottom="0cm" fo:line-height="150%" fo:text-align="center" style:justify-single-word="false" fo:text-indent="0cm" style:auto-text-indent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cm" fo:margin-bottom="2.117cm" fo:line-height="150%" fo:text-indent="0cm" style:auto-text-indent="false" fo:keep-with-next="always"/>
      <style:text-properties style:font-name="Arial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.6cm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058cm" fo:margin-right="0.243cm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1cm" fo:margin-right="0.6cm" fo:margin-top="0.141cm" fo:margin-bottom="0cm" fo:text-indent="0cm" style:auto-text-indent="false" fo:keep-with-next="always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Санкт-Петербургский Государственный</dc:title>
    <meta:initial-creator>Инна</meta:initial-creator>
    <meta:creation-date>2007-01-15T23:00:00</meta:creation-date>
    <dc:date>2008-09-01T15:46:19</dc:date>
    <meta:editing-cycles>43</meta:editing-cycles>
    <meta:editing-duration>PT20H7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0" meta:word-count="210" meta:character-count="2224"/>
  </office:meta>
</office:document-meta>
</file>